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8pt" fo:font-weight="bold" officeooo:rsid="0011b580" officeooo:paragraph-rsid="0011b58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officeooo:paragraph-rsid="0011b580"/>
    </style:style>
    <style:style style:name="P3" style:family="paragraph" style:parent-style-name="Standard">
      <style:text-properties style:font-name="Liberation Sans" officeooo:rsid="004d6789" officeooo:paragraph-rsid="004d6789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weight="bold" officeooo:rsid="004c16e9" officeooo:paragraph-rsid="004c16e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4b03bf" officeooo:paragraph-rsid="004b03bf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4b03bf" officeooo:paragraph-rsid="004f4edd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4c11c0" officeooo:paragraph-rsid="004c11c0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 Sans" officeooo:paragraph-rsid="004b03bf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ans" officeooo:rsid="00512152" officeooo:paragraph-rsid="00512152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ans" officeooo:rsid="004b03bf" officeooo:paragraph-rsid="004b03bf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Liberation Sans" officeooo:rsid="00555d02" officeooo:paragraph-rsid="00555d02"/>
    </style:style>
    <style:style style:name="T1" style:family="text">
      <style:text-properties officeooo:rsid="00301cb1"/>
    </style:style>
    <style:style style:name="T2" style:family="text">
      <style:text-properties officeooo:rsid="003d3f40"/>
    </style:style>
    <style:style style:name="T3" style:family="text">
      <style:text-properties officeooo:rsid="004b03bf"/>
    </style:style>
    <style:style style:name="T4" style:family="text">
      <style:text-properties officeooo:rsid="004df5c6"/>
    </style:style>
    <style:style style:name="T5" style:family="text">
      <style:text-properties officeooo:rsid="004f4edd"/>
    </style:style>
    <style:style style:name="T6" style:family="text">
      <style:text-properties officeooo:rsid="0011b580"/>
    </style:style>
    <style:style style:name="T7" style:family="text">
      <style:text-properties officeooo:rsid="0054be99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<text:span text:style-name="T1">i</text:span>tos <text:span text:style-name="T3">não </text:span><text:span text:style-name="T2">funcionais</text:span></text:p>
      <text:p text:style-name="P2"/>
      <text:p text:style-name="P2"><text:span text:style-name="T6">Data: </text:span></text:p>
      <text:p text:style-name="P3">Versão: <text:span text:style-name="T4">1.0</text:span></text:p>
      <text:p text:style-name="P3"/>
      <text:p text:style-name="P3"/>
      <text:p text:style-name="P4">Requisitos de software</text:p>
      <text:p text:style-name="P4"/>
      <text:list text:style-name="L1">
        <text:list-item>
          <text:p text:style-name="P8"/>
        </text:list-item>
        <text:list-item>
          <text:p text:style-name="P9"/>
        </text:list-item>
        <text:list-item>
          <text:p text:style-name="P10"/>
        </text:list-item>
      </text:list>
      <text:p text:style-name="P6"/>
      <text:p text:style-name="P5"/>
      <text:p text:style-name="P4">Plataforma</text:p>
      <text:p text:style-name="P4"/>
      <text:list text:style-name="L2">
        <text:list-item>
          <text:p text:style-name="P11">Web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28:30.863048091</meta:creation-date>
    <meta:generator>LibreOffice/7.4.3.2$Windows_X86_64 LibreOffice_project/1048a8393ae2eeec98dff31b5c133c5f1d08b890</meta:generator>
    <meta:editing-cycles>0</meta:editing-cycles>
    <meta:editing-duration>P0D</meta:editing-duration>
    <meta:document-statistic meta:table-count="0" meta:image-count="0" meta:object-count="0" meta:page-count="1" meta:paragraph-count="9" meta:word-count="17" meta:character-count="94" meta:non-whitespace-character-count="86"/>
  </office:meta>
</office:document-meta>
</file>